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16.999cm" style:rel-column-width="65535*"/>
    </style:style>
    <style:style style:name="Таблица2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ext_20_body">
      <style:paragraph-properties fo:margin-top="0cm" fo:margin-bottom="0cm"/>
      <style:text-properties style:font-name="Arial"/>
    </style:style>
    <style:style style:name="P4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5" style:family="paragraph" style:parent-style-name="Header">
      <style:text-properties fo:font-size="2pt" fo:language="en" fo:country="US" style:font-size-asian="2pt" style:font-size-complex="2pt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Table_20_Contents">
      <style:text-properties style:font-name="Arial" fo:language="en" fo:country="US"/>
    </style:style>
    <style:style style:name="P8" style:family="paragraph" style:parent-style-name="Text_20_body" style:list-style-name="L1">
      <style:paragraph-properties fo:margin-top="0cm" fo:margin-bottom="0cm"/>
      <style:text-properties style:font-name="Arial"/>
    </style:style>
    <style:style style:name="P9" style:family="paragraph" style:parent-style-name="Text_20_body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10" style:family="paragraph" style:parent-style-name="Text_20_body" style:list-style-name="L2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11" style:family="paragraph" style:parent-style-name="Text_20_body" style:list-style-name="L3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12" style:family="paragraph" style:parent-style-name="Text_20_body" style:list-style-name="L4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13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14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15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style:style style:name="T3" style:family="text">
      <style:text-properties fo:language="ru" fo:country="RU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>Зачем это надо(цели разработки)</text:h>
      <text:p text:style-name="P3"/>
      <text:p text:style-name="P3">Новый функционал разрабатывается для следующих целей</text:p>
      <text:list xml:id="list34638777" text:style-name="L1">
        <text:list-item>
          <text:p text:style-name="P8">Изменение конфигурации удаления файлов</text:p>
        </text:list-item>
        <text:list-item>
          <text:p text:style-name="P8">Должны удалятся только те файлы, которые были продуцированы программой, все остальные файлы должны остаться нетронутыми, что позволит делать РК в любую папку на флэшке без опасений уничтожить все файлы</text:p>
        </text:list-item>
      </text:list>
      <text:p text:style-name="P3"/>
      <text:h text:style-name="P15" text:outline-level="2">Проектирование</text:h>
      <text:p text:style-name="P4"/>
      <text:p text:style-name="P4">Должны удалятся во всех типах хранилищ файлы с расширением *.<text:span text:style-name="T1">BUtil</text:span></text:p>
      <text:p text:style-name="P4"/>
      <text:h text:style-name="P15" text:outline-level="2">Реализация</text:h>
      <text:p text:style-name="P4"/>
      <text:list xml:id="list34703107" text:style-name="L2">
        <text:list-item>
          <text:p text:style-name="P10">Во всех формах должен быть проведен рефакторинг</text:p>
        </text:list-item>
      </text:list>
      <text:list xml:id="list34691235" text:style-name="L3">
        <text:list-item>
          <text:p text:style-name="P11">имен элементов управления</text:p>
        </text:list-item>
        <text:list-item>
          <text:p text:style-name="P11">надписей на них</text:p>
        </text:list-item>
        <text:list-item>
          <text:p text:style-name="P11">в коде</text:p>
        </text:list-item>
      </text:list>
      <text:list xml:id="list35139087" text:continue-list="list34703107" text:style-name="L2">
        <text:list-item>
          <text:p text:style-name="P10">Соглашение об именовании образа РК(таблица 1)</text:p>
        </text:list-item>
      </text:list>
      <text:p text:style-name="P9"/>
      <text:p text:style-name="P9">Таблица 1 — Именование образа РК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7">&lt;<text:span text:style-name="T3">ДАТА</text:span>&gt;.BUtil</text:p>
          </table:table-cell>
        </table:table-row>
      </table:table>
      <text:p text:style-name="P4"/>
      <text:p text:style-name="P4"/>
      <text:h text:style-name="P15" text:outline-level="2">Отраженность в документации</text:h>
      <text:p text:style-name="P4"/>
      <text:p text:style-name="P4"/>
      <text:p text:style-name="P4"/>
      <text:h text:style-name="P15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4"/>
      <text:p text:style-name="P9">Должно быть проведено ручное тестирование </text:p>
      <text:list xml:id="list35130632" text:style-name="L4">
        <text:list-item>
          <text:p text:style-name="P12">на папках в <text:span text:style-name="T1">Hdd </text:span>удаления соответствующих файлов</text:p>
        </text:list-item>
        <text:list-item>
          <text:p text:style-name="P12">проверки регистра создаваемых РК в <text:span text:style-name="T1">Hdd</text:span></text:p>
        </text:list-item>
      </text:list>
      <text:p text:style-name="P9"><text:span text:style-name="T1"/></text:p>
      <text:p text:style-name="P9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</text:span><text:span text:style-name="MT2">3</text:span></text:p>
              <text:p text:style-name="MP3">Удаление файлов до РК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3">BUtil</text:span></text:a><text:span text:style-name="MT1"> project, </text:span><text:span text:style-name="MT2">Кучук Сергей Александрович<text:tab/></text:span><text:span text:style-name="MT1"> <text:tab/></text:span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24T14:53:41.01</meta:creation-date>
    <meta:editing-duration>PT00H10M11S</meta:editing-duration>
    <meta:editing-cycles>2</meta:editing-cycles>
    <meta:generator>OpenOffice.org/3.0$Win32 OpenOffice.org_project/300m15$Build-9379</meta:generator>
    <meta:initial-creator>Сергей Кучук</meta:initial-creator>
    <meta:document-statistic meta:table-count="2" meta:image-count="0" meta:object-count="0" meta:page-count="1" meta:paragraph-count="23" meta:word-count="144" meta:character-count="997"/>
    <dc:date>2009-06-24T15:03:45.17</dc:date>
    <dc:creator>Сергей Кучук</dc:creator>
    <meta:user-defined meta:name="Поле 1"/>
    <meta:user-defined meta:name="Поле 2"/>
    <meta:user-defined meta:name="Поле 3"/>
    <meta:user-defined meta:name="Поле 4"/>
  </office:meta>
</office:document-meta>
</file>